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2a6099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italic" style:text-underline-style="none" style:font-style-asian="italic" style:font-style-complex="italic"/>
    </style:style>
    <style:style style:name="T6" style:family="text">
      <style:text-properties style:text-position="-33% 58%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1.199cm" presentation:class="title" presentation:user-transformed="true">
          <draw:text-box>
            <text:p>Составление расписания<text:line-break/>уборки снега</text:p>
          </draw:text-box>
        </draw:frame>
        <draw:frame presentation:style-name="pr2" draw:text-style-name="P2" draw:layer="layout" svg:width="25.199cm" svg:height="9.134cm" svg:x="1.4cm" svg:y="4.836cm" presentation:class="subtitle" presentation:user-transformed="true">
          <draw:text-box>
            <text:p>Глеб Позняк</text:p>
            <text:p><text:s text:c="2"/>Алексей Войделевич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1.803cm" svg:x="1.4cm" svg:y="1.016cm" presentation:class="outline" presentation:user-transformed="true">
          <draw:text-box>
            <text:list text:style-name="L3">
              <text:list-header>
                <text:p/>
                <text:p><text:span text:style-name="T1">f</text:span><text:span text:style-name="T2">i</text:span><text:span text:style-name="T3"> – время окончания уборки </text:span><text:span text:style-name="T4">i</text:span><text:span text:style-name="T3">-ой территории</text:span></text:p>
                <text:p><text:span text:style-name="T4">w</text:span><text:span text:style-name="T2">i</text:span><text:span text:style-name="T3"> – приоритет </text:span><text:span text:style-name="T4">i</text:span><text:span text:style-name="T3">-ой территории</text:span></text:p>
                <text:p text:style-name="P3"><text:span text:style-name="T3"/></text:p>
                <text:p text:style-name="P3"><text:span text:style-name="T5">f</text:span><text:span text:style-name="T6">1</text:span><text:span text:style-name="T5"> * w</text:span><text:span text:style-name="T6">1</text:span><text:span text:style-name="T5"> + f</text:span><text:span text:style-name="T6">2</text:span><text:span text:style-name="T5"> * w</text:span><text:span text:style-name="T6">2</text:span><text:span text:style-name="T5"> +...+ f</text:span><text:span text:style-name="T6">n</text:span><text:span text:style-name="T5"> * w</text:span><text:span text:style-name="T6">n</text:span><text:span text:style-name="T3"> <text:s text:c="8"/>max <text:s/></text:span><text:span text:style-name="T3"><text:tab/></text:span></text:p>
              </text:list-header>
            </text:list>
          </draw:text-box>
        </draw:frame>
        <draw:line draw:style-name="gr2" draw:text-style-name="P4" draw:layer="layout" svg:x1="18.728cm" svg:y1="8.966cm" svg:x2="20.506cm" svg:y2="8.966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1.295cm" svg:x="1.4cm" svg:y="1.524cm" presentation:class="outline" presentation:user-transformed="true">
          <draw:text-box>
            <text:list text:style-name="L3">
              <text:list-header>
                <text:p>Приложение для внутреннего использования в компании A-100:</text:p>
              </text:list-header>
              <text:list-item>
                <text:p>требует обучения малого количества людей</text:p>
              </text:list-item>
              <text:list-item>
                <text:p>не требует проведения маркетинговой кампани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5.628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17:59:02.541710851</meta:creation-date>
    <dc:date>2023-11-11T19:16:22.650084209</dc:date>
    <meta:editing-duration>PT6S</meta:editing-duration>
    <meta:editing-cycles>1</meta:editing-cycles>
    <meta:document-statistic meta:object-count="35"/>
    <meta:generator>LibreOffice/6.4.7.2$Linux_X86_64 LibreOffice_project/40$Build-2</meta:generator>
  </office:meta>
</office:document-meta>
</file>